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4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5cm" svg:height="1.7cm" svg:x="1.6cm" svg:y="1.901cm">
          <text:p text:style-name="P1">Ataca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1.7cm" svg:x="21.201cm" svg:y="1.901cm">
          <text:p text:style-name="P1">Servi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892cm" svg:y1="3.6cm" svg:x2="3.892cm" svg:y2="13.5cm" svg:d="M3892 3600v9900" svg:viewBox="0 0 1 9901">
          <text:p/>
        </draw:connector>
        <draw:connector draw:style-name="gr2" draw:text-style-name="P1" draw:layer="layout" draw:type="line" svg:x1="23.411cm" svg:y1="3.6cm" svg:x2="23.411cm" svg:y2="13.5cm" svg:d="M23411 3600v9900" svg:viewBox="0 0 1 9901">
          <text:p/>
        </draw:connector>
        <draw:line draw:style-name="gr3" draw:text-style-name="P1" draw:layer="layout" svg:x1="3.908cm" svg:y1="7.5cm" svg:x2="23.322cm" svg:y2="5.55cm">
          <text:p text:style-name="P1">SYN SN=10000 ACK=1 LEN=1000</text:p>
          <text:p text:style-name="P1"/>
        </draw:line>
        <draw:line draw:style-name="gr3" draw:text-style-name="P1" draw:layer="layout" svg:x1="3.906cm" svg:y1="11cm" svg:x2="23.5cm" svg:y2="9.2cm">
          <text:p text:style-name="P1">…</text:p>
          <text:p text:style-name="P1"/>
        </draw:line>
        <draw:frame draw:style-name="gr4" draw:layer="layout" svg:width="1.844cm" svg:height="1.038cm" svg:x="13.703cm" svg:y="4.55cm">
          <draw:text-box>
            <text:p>...</text:p>
          </draw:text-box>
        </draw:frame>
        <draw:line draw:style-name="gr3" draw:text-style-name="P1" draw:layer="layout" svg:x1="3.91cm" svg:y1="8.967cm" svg:x2="23.324cm" svg:y2="7.017cm">
          <text:p text:style-name="P1">SYN SN=12000 ACK=1 LEN=1000</text:p>
          <text:p text:style-name="P1"/>
        </draw:line>
        <draw:line draw:style-name="gr3" draw:text-style-name="P1" draw:layer="layout" svg:x1="3.91cm" svg:y1="8.236cm" svg:x2="23.324cm" svg:y2="6.286cm">
          <text:p text:style-name="P1">SYN SN=11000 ACK=1 LEN=1000</text:p>
          <text:p text:style-name="P1"/>
        </draw:line>
        <draw:line draw:style-name="gr3" draw:text-style-name="P1" draw:layer="layout" svg:x1="3.91cm" svg:y1="9.636cm" svg:x2="23.324cm" svg:y2="7.686cm">
          <text:p text:style-name="P1">...</text:p>
          <text:p text:style-name="P1"/>
        </draw:line>
        <draw:line draw:style-name="gr3" draw:text-style-name="P1" draw:layer="layout" svg:x1="3.91cm" svg:y1="10.388cm" svg:x2="23.324cm" svg:y2="8.438cm">
          <text:p text:style-name="P1">...</text:p>
          <text:p text:style-name="P1"/>
        </draw:line>
        <draw:line draw:style-name="gr5" draw:text-style-name="P1" draw:layer="layout" svg:x1="3.906cm" svg:y1="7.553cm" svg:x2="23.5cm" svg:y2="9.453cm">
          <text:p text:style-name="P1"/>
          <text:p text:style-name="P1"/>
        </draw:line>
        <draw:frame draw:style-name="gr6" draw:layer="layout" svg:width="4.291cm" svg:height="1.038cm" svg:x="23.6cm" svg:y="8.9cm">
          <draw:text-box>
            <text:p>ACK = 15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8-26T19:52:01.130700871</meta:creation-date>
    <dc:date>2014-08-26T20:59:35.581426533</dc:date>
    <dc:creator>Eugenio Pérez Martín</dc:creator>
    <meta:editing-duration>PT52M23S</meta:editing-duration>
    <meta:editing-cycles>2</meta:editing-cycles>
    <meta:generator>LibreOffice/4.2.5.2$Linux_X86_64 LibreOffice_project/420m0$Build-2</meta:generator>
    <meta:document-statistic meta:object-count="13"/>
  </office:meta>
</office:document-meta>
</file>